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roman"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Table25" style:family="table">
      <style:table-properties style:width="17cm" table:align="margins" style:writing-mode="lr-tb"/>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5.A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writing-mode="lr-tb"/>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Heading_20_1">
      <style:paragraph-properties fo:break-before="page"/>
      <style:text-properties officeooo:rsid="0017a017" officeooo:paragraph-rsid="0003079d"/>
    </style:style>
    <style:style style:name="P2" style:family="paragraph" style:parent-style-name="Standard">
      <style:text-properties officeooo:rsid="0017a017" officeooo:paragraph-rsid="0003079d"/>
    </style:style>
    <style:style style:name="P3" style:family="paragraph" style:parent-style-name="Table_20_Contents">
      <style:text-properties officeooo:rsid="0017a017" officeooo:paragraph-rsid="0003079d"/>
    </style:style>
    <style:style style:name="P4" style:family="paragraph" style:parent-style-name="Heading_20_2">
      <style:text-properties officeooo:paragraph-rsid="0003079d"/>
    </style:style>
    <style:style style:name="P5" style:family="paragraph" style:parent-style-name="Standard">
      <style:text-properties officeooo:paragraph-rsid="0003079d"/>
    </style:style>
    <style:style style:name="P6" style:family="paragraph" style:parent-style-name="Table_20_Contents">
      <style:text-properties officeooo:paragraph-rsid="0003079d"/>
    </style:style>
    <style:style style:name="P7" style:family="paragraph" style:parent-style-name="Heading_20_2">
      <style:paragraph-properties fo:break-before="page"/>
      <style:text-properties officeooo:paragraph-rsid="0003079d"/>
    </style:style>
    <style:style style:name="P8" style:family="paragraph" style:parent-style-name="Heading_20_1">
      <style:text-properties officeooo:paragraph-rsid="0003079d"/>
    </style:style>
    <style:style style:name="P9" style:family="paragraph" style:parent-style-name="Standard">
      <style:text-properties officeooo:rsid="001a2d40" officeooo:paragraph-rsid="0003079d"/>
    </style:style>
    <style:style style:name="P10" style:family="paragraph" style:parent-style-name="Heading_20_2">
      <style:text-properties officeooo:rsid="001a2d40" officeooo:paragraph-rsid="0003079d"/>
    </style:style>
    <style:style style:name="P11" style:family="paragraph" style:parent-style-name="Standard">
      <style:text-properties officeooo:rsid="001a2d40" officeooo:paragraph-rsid="00077383"/>
    </style:style>
    <style:style style:name="P12" style:family="paragraph" style:parent-style-name="Standard">
      <style:text-properties officeooo:rsid="001a2d40" officeooo:paragraph-rsid="0016378e"/>
    </style:style>
    <style:style style:name="P13" style:family="paragraph" style:parent-style-name="Standard">
      <style:text-properties officeooo:rsid="001a2d40" officeooo:paragraph-rsid="00212347"/>
    </style:style>
    <style:style style:name="P14" style:family="paragraph" style:parent-style-name="Heading_20_3">
      <style:text-properties officeooo:rsid="001a2d40" officeooo:paragraph-rsid="002ac034"/>
    </style:style>
    <style:style style:name="P15" style:family="paragraph" style:parent-style-name="Standard">
      <style:text-properties officeooo:rsid="001a2d40" officeooo:paragraph-rsid="002ac034"/>
    </style:style>
    <style:style style:name="P16" style:family="paragraph" style:parent-style-name="Standard">
      <style:text-properties officeooo:rsid="001a2d40" officeooo:paragraph-rsid="0024f84c"/>
    </style:style>
    <style:style style:name="P17" style:family="paragraph" style:parent-style-name="Standard">
      <style:text-properties officeooo:rsid="001c0979" officeooo:paragraph-rsid="0003079d"/>
    </style:style>
    <style:style style:name="P18" style:family="paragraph" style:parent-style-name="Table_20_Contents">
      <style:text-properties officeooo:rsid="001c0979" officeooo:paragraph-rsid="0003079d"/>
    </style:style>
    <style:style style:name="P19" style:family="paragraph" style:parent-style-name="Standard">
      <style:text-properties fo:color="#000000" loext:opacity="100%" officeooo:rsid="0010f05e" officeooo:paragraph-rsid="000fac02"/>
    </style:style>
    <style:style style:name="P20" style:family="paragraph" style:parent-style-name="Standard">
      <style:text-properties fo:color="#000000" loext:opacity="100%" fo:font-weight="bold" officeooo:rsid="0019b78f" officeooo:paragraph-rsid="0019b78f" style:font-weight-asian="bold" style:font-weight-complex="bold"/>
    </style:style>
    <style:style style:name="P21" style:family="paragraph" style:parent-style-name="Standard">
      <style:text-properties fo:color="#000000" loext:opacity="100%" fo:font-weight="bold" officeooo:rsid="0019b78f" officeooo:paragraph-rsid="002e8071" style:font-weight-asian="bold" style:font-weight-complex="bold"/>
    </style:style>
    <style:style style:name="P22" style:family="paragraph" style:parent-style-name="Standard">
      <style:text-properties fo:color="#000000" loext:opacity="100%" fo:font-weight="bold" officeooo:rsid="001a8667" officeooo:paragraph-rsid="001a8667" style:font-weight-asian="bold" style:font-weight-complex="bold"/>
    </style:style>
    <style:style style:name="P23" style:family="paragraph" style:parent-style-name="Standard">
      <style:text-properties fo:color="#000000" loext:opacity="100%" fo:font-weight="bold" officeooo:rsid="00197dcb" officeooo:paragraph-rsid="001c4962" style:font-weight-asian="bold" style:font-weight-complex="bold"/>
    </style:style>
    <style:style style:name="P24" style:family="paragraph" style:parent-style-name="Standard">
      <style:text-properties fo:color="#000000" loext:opacity="100%" officeooo:rsid="001dcd7b" officeooo:paragraph-rsid="00117cd9"/>
    </style:style>
    <style:style style:name="P25" style:family="paragraph" style:parent-style-name="Standard">
      <style:text-properties fo:color="#000000" loext:opacity="100%" officeooo:rsid="001dcd7b" officeooo:paragraph-rsid="00270069"/>
    </style:style>
    <style:style style:name="P26" style:family="paragraph" style:parent-style-name="Standard">
      <style:text-properties fo:color="#000000" loext:opacity="100%" officeooo:rsid="001dcd7b" officeooo:paragraph-rsid="001c4962"/>
    </style:style>
    <style:style style:name="P27" style:family="paragraph" style:parent-style-name="Standard">
      <style:text-properties fo:color="#000000" loext:opacity="100%" fo:font-style="italic" fo:font-weight="normal" officeooo:rsid="000d797d" officeooo:paragraph-rsid="002854d1" style:font-style-asian="italic" style:font-weight-asian="normal" style:font-style-complex="italic" style:font-weight-complex="normal"/>
    </style:style>
    <style:style style:name="P28" style:family="paragraph" style:parent-style-name="Standard">
      <style:text-properties fo:color="#000000" loext:opacity="100%" fo:font-style="italic" fo:font-weight="normal" officeooo:rsid="00337133" officeooo:paragraph-rsid="00337133" style:font-style-asian="italic" style:font-weight-asian="normal" style:font-style-complex="italic" style:font-weight-complex="normal"/>
    </style:style>
    <style:style style:name="P29" style:family="paragraph" style:parent-style-name="Standard">
      <style:text-properties fo:color="#000000" loext:opacity="100%" fo:font-weight="normal" officeooo:rsid="0019da02" officeooo:paragraph-rsid="0019da02" style:font-weight-asian="normal" style:font-weight-complex="normal"/>
    </style:style>
    <style:style style:name="P30" style:family="paragraph" style:parent-style-name="Standard">
      <style:text-properties fo:color="#000000" loext:opacity="100%" fo:font-weight="normal" officeooo:rsid="0019da02" officeooo:paragraph-rsid="002854d1" style:font-weight-asian="normal" style:font-weight-complex="normal"/>
    </style:style>
    <style:style style:name="P31" style:family="paragraph" style:parent-style-name="Standard">
      <style:text-properties fo:color="#000000" loext:opacity="100%" fo:font-weight="normal" officeooo:rsid="000d797d" officeooo:paragraph-rsid="001a8667" style:font-weight-asian="normal" style:font-weight-complex="normal"/>
    </style:style>
    <style:style style:name="P32" style:family="paragraph" style:parent-style-name="Standard">
      <style:text-properties fo:color="#000000" loext:opacity="100%" officeooo:rsid="00197dcb" officeooo:paragraph-rsid="000fac02"/>
    </style:style>
    <style:style style:name="P33" style:family="paragraph" style:parent-style-name="Standard">
      <style:text-properties fo:color="#000000" loext:opacity="100%" officeooo:rsid="00197dcb" officeooo:paragraph-rsid="001c4962"/>
    </style:style>
    <style:style style:name="P34" style:family="paragraph" style:parent-style-name="Standard">
      <style:text-properties fo:color="#000000" loext:opacity="100%" officeooo:rsid="00197dcb" officeooo:paragraph-rsid="0019b78f"/>
    </style:style>
    <style:style style:name="P35" style:family="paragraph" style:parent-style-name="Standard">
      <style:text-properties fo:color="#000000" loext:opacity="100%" officeooo:rsid="002e8071" officeooo:paragraph-rsid="002e8071"/>
    </style:style>
    <style:style style:name="P36" style:family="paragraph" style:parent-style-name="Standard">
      <style:text-properties fo:color="#000000" loext:opacity="100%" officeooo:rsid="00191934" officeooo:paragraph-rsid="0019b78f"/>
    </style:style>
    <style:style style:name="P37" style:family="paragraph" style:parent-style-name="Standard">
      <style:text-properties fo:color="#000000" loext:opacity="100%" officeooo:rsid="0019b78f" officeooo:paragraph-rsid="0019b78f"/>
    </style:style>
    <style:style style:name="P38" style:family="paragraph" style:parent-style-name="Standard">
      <style:text-properties fo:color="#000000" loext:opacity="100%" officeooo:rsid="0005b153" officeooo:paragraph-rsid="0019b78f"/>
    </style:style>
    <style:style style:name="P39" style:family="paragraph" style:parent-style-name="Standard">
      <style:text-properties fo:color="#000000" loext:opacity="100%" style:text-underline-style="solid" style:text-underline-width="auto" style:text-underline-color="font-color" fo:font-weight="bold" officeooo:rsid="00324b3a" officeooo:paragraph-rsid="00324b3a" style:font-weight-asian="bold" style:font-weight-complex="bold"/>
    </style:style>
    <style:style style:name="P40" style:family="paragraph" style:parent-style-name="Standard">
      <style:text-properties officeooo:rsid="0010f05e" officeooo:paragraph-rsid="0003079d"/>
    </style:style>
    <style:style style:name="P41" style:family="paragraph" style:parent-style-name="Table_20_Contents">
      <style:text-properties officeooo:rsid="001dcd7b" officeooo:paragraph-rsid="0003079d"/>
    </style:style>
    <style:style style:name="P42" style:family="paragraph" style:parent-style-name="Standard">
      <style:text-properties style:text-underline-style="solid" style:text-underline-width="auto" style:text-underline-color="font-color" officeooo:rsid="001c0979" officeooo:paragraph-rsid="0003079d"/>
    </style:style>
    <style:style style:name="P43" style:family="paragraph" style:parent-style-name="Standard">
      <style:paragraph-properties fo:margin-top="0cm" fo:margin-bottom="0cm" style:contextual-spacing="false" fo:line-height="200%"/>
      <style:text-properties officeooo:paragraph-rsid="0003079d"/>
    </style:style>
    <style:style style:name="P44" style:family="paragraph" style:parent-style-name="Standard">
      <style:text-properties fo:color="#c9211e" loext:opacity="100%" officeooo:rsid="00197dcb" officeooo:paragraph-rsid="0003079d"/>
    </style:style>
    <style:style style:name="P45" style:family="paragraph" style:parent-style-name="Standard">
      <style:text-properties fo:color="#c9211e" loext:opacity="100%" officeooo:rsid="00197dcb" officeooo:paragraph-rsid="00270069"/>
    </style:style>
    <style:style style:name="P46" style:family="paragraph" style:parent-style-name="Standard">
      <style:text-properties fo:color="#c9211e" loext:opacity="100%" style:text-underline-style="solid" style:text-underline-width="auto" style:text-underline-color="font-color" officeooo:rsid="00191934" officeooo:paragraph-rsid="0019b78f"/>
    </style:style>
    <style:style style:name="P47" style:family="paragraph" style:parent-style-name="Standard">
      <style:text-properties fo:color="#c9211e" loext:opacity="100%" officeooo:rsid="000baf0a"/>
    </style:style>
    <style:style style:name="P48" style:family="paragraph" style:parent-style-name="Table_20_Contents">
      <style:text-properties officeooo:rsid="000f9502" officeooo:paragraph-rsid="000f9502"/>
    </style:style>
    <style:style style:name="P49" style:family="paragraph" style:parent-style-name="Standard">
      <style:text-properties officeooo:rsid="000f9502" officeooo:paragraph-rsid="000fac02"/>
    </style:style>
    <style:style style:name="P50" style:family="paragraph" style:parent-style-name="Standard">
      <style:text-properties fo:color="#111111" loext:opacity="100%" officeooo:rsid="0005b153" officeooo:paragraph-rsid="00077383"/>
    </style:style>
    <style:style style:name="P51" style:family="paragraph" style:parent-style-name="Standard">
      <style:text-properties fo:color="#111111" loext:opacity="100%" officeooo:rsid="0005b153" officeooo:paragraph-rsid="001e89ad"/>
    </style:style>
    <style:style style:name="P52" style:family="paragraph" style:parent-style-name="Standard">
      <style:text-properties fo:color="#111111" loext:opacity="100%" officeooo:rsid="0005b153" officeooo:paragraph-rsid="002854d1"/>
    </style:style>
    <style:style style:name="P53" style:family="paragraph" style:parent-style-name="Standard">
      <style:text-properties fo:color="#111111" loext:opacity="100%" officeooo:rsid="0005b153" officeooo:paragraph-rsid="000d797d"/>
    </style:style>
    <style:style style:name="P54" style:family="paragraph" style:parent-style-name="Standard">
      <style:text-properties fo:color="#111111" loext:opacity="100%" fo:font-weight="bold" officeooo:rsid="0005b153" officeooo:paragraph-rsid="002854d1" style:font-weight-asian="bold" style:font-weight-complex="bold"/>
    </style:style>
    <style:style style:name="P55" style:family="paragraph" style:parent-style-name="Standard">
      <style:text-properties fo:color="#111111" loext:opacity="100%" fo:font-weight="bold" officeooo:rsid="0019b78f" officeooo:paragraph-rsid="0019b78f" style:font-weight-asian="bold" style:font-weight-complex="bold"/>
    </style:style>
    <style:style style:name="P56" style:family="paragraph" style:parent-style-name="Standard">
      <style:text-properties fo:color="#111111" loext:opacity="100%" officeooo:rsid="00077383" officeooo:paragraph-rsid="001e89ad"/>
    </style:style>
    <style:style style:name="P57" style:family="paragraph" style:parent-style-name="Standard">
      <style:text-properties officeooo:rsid="000d797d" officeooo:paragraph-rsid="000d797d"/>
    </style:style>
    <style:style style:name="P58" style:family="paragraph" style:parent-style-name="Standard">
      <style:text-properties fo:font-weight="bold" officeooo:rsid="0019b78f" officeooo:paragraph-rsid="0019b78f" style:font-weight-asian="bold" style:font-weight-complex="bold"/>
    </style:style>
    <style:style style:name="P59" style:family="paragraph" style:parent-style-name="Standard">
      <style:text-properties officeooo:rsid="001e89ad" officeooo:paragraph-rsid="001e89ad"/>
    </style:style>
    <style:style style:name="P60" style:family="paragraph" style:parent-style-name="Standard">
      <style:text-properties officeooo:rsid="00200a3f" officeooo:paragraph-rsid="00200a3f"/>
    </style:style>
    <style:style style:name="P61" style:family="paragraph" style:parent-style-name="Standard">
      <style:text-properties fo:color="#ff0000" loext:opacity="100%" fo:font-style="italic" fo:font-weight="normal" officeooo:rsid="001e89ad" officeooo:paragraph-rsid="001e89ad" style:font-style-asian="italic" style:font-weight-asian="normal" style:font-style-complex="italic" style:font-weight-complex="normal"/>
    </style:style>
    <style:style style:name="P62" style:family="paragraph" style:parent-style-name="Standard">
      <style:text-properties fo:color="#ff0000" loext:opacity="100%" fo:font-style="italic" fo:font-weight="normal" officeooo:rsid="001e89ad" officeooo:paragraph-rsid="00270069" style:font-style-asian="italic" style:font-weight-asian="normal" style:font-style-complex="italic" style:font-weight-complex="normal"/>
    </style:style>
    <style:style style:name="P63" style:family="paragraph" style:parent-style-name="Standard">
      <style:text-properties fo:color="#ff0000" loext:opacity="100%" fo:font-style="italic" fo:font-weight="normal" officeooo:rsid="0019da02" officeooo:paragraph-rsid="00270069" style:font-style-asian="italic" style:font-weight-asian="normal" style:font-style-complex="italic" style:font-weight-complex="normal"/>
    </style:style>
    <style:style style:name="P64" style:family="paragraph" style:parent-style-name="Standard">
      <style:text-properties officeooo:rsid="001a8667" officeooo:paragraph-rsid="001a8667"/>
    </style:style>
    <style:style style:name="P65" style:family="paragraph" style:parent-style-name="Standard">
      <style:text-properties officeooo:rsid="002a3728" officeooo:paragraph-rsid="002a3728"/>
    </style:style>
    <style:style style:name="P66" style:family="paragraph" style:parent-style-name="Standard" style:list-style-name="L1">
      <style:text-properties officeooo:rsid="001a2d40" officeooo:paragraph-rsid="00212347"/>
    </style:style>
    <style:style style:name="P67" style:family="paragraph" style:parent-style-name="Standard" style:list-style-name="L2">
      <style:text-properties officeooo:rsid="001dcd7b" officeooo:paragraph-rsid="00117cd9"/>
    </style:style>
    <style:style style:name="P68" style:family="paragraph" style:parent-style-name="Standard" style:list-style-name="L2">
      <style:text-properties officeooo:rsid="0010f05e" officeooo:paragraph-rsid="0013d67e"/>
    </style:style>
    <style:style style:name="P69" style:family="paragraph" style:parent-style-name="Standard" style:list-style-name="L3">
      <style:text-properties fo:color="#000000" loext:opacity="100%" fo:font-weight="normal" officeooo:rsid="0019b78f" officeooo:paragraph-rsid="002e8071" style:font-weight-asian="normal" style:font-weight-complex="normal"/>
    </style:style>
    <style:style style:name="P70" style:family="paragraph" style:parent-style-name="Standard">
      <style:text-properties fo:color="#000000" loext:opacity="100%" officeooo:rsid="00361b15" officeooo:paragraph-rsid="00361b15"/>
    </style:style>
    <style:style style:name="P71" style:family="paragraph" style:parent-style-name="Standard">
      <style:text-properties fo:color="#000000" loext:opacity="100%" officeooo:rsid="0037f3f2" officeooo:paragraph-rsid="003b1a9e"/>
    </style:style>
    <style:style style:name="P72" style:family="paragraph" style:parent-style-name="Standard">
      <style:text-properties fo:color="#000000" loext:opacity="100%" officeooo:rsid="00394847" officeooo:paragraph-rsid="0037f3f2"/>
    </style:style>
    <style:style style:name="P73" style:family="paragraph" style:parent-style-name="Standard">
      <style:text-properties fo:font-weight="bold" officeooo:rsid="002a3728" officeooo:paragraph-rsid="002a3728" style:font-weight-asian="bold" style:font-weight-complex="bold"/>
    </style:style>
    <style:style style:name="P74" style:family="paragraph" style:parent-style-name="Standard">
      <style:text-properties fo:font-weight="bold" officeooo:rsid="00361b15" officeooo:paragraph-rsid="00361b15" style:font-weight-asian="bold" style:font-weight-complex="bold"/>
    </style:style>
    <style:style style:name="P75" style:family="paragraph" style:parent-style-name="Standard">
      <style:text-properties officeooo:rsid="002a3728" officeooo:paragraph-rsid="002a3728"/>
    </style:style>
    <style:style style:name="P76" style:family="paragraph" style:parent-style-name="Standard">
      <style:paragraph-properties fo:break-before="page"/>
      <style:text-properties officeooo:rsid="00361b15" officeooo:paragraph-rsid="00361b15"/>
    </style:style>
    <style:style style:name="P77" style:family="paragraph" style:parent-style-name="Standard">
      <style:text-properties officeooo:rsid="00361b15" officeooo:paragraph-rsid="00361b15"/>
    </style:style>
    <style:style style:name="P78" style:family="paragraph" style:parent-style-name="Standard">
      <style:text-properties officeooo:paragraph-rsid="00361b15"/>
    </style:style>
    <style:style style:name="P79" style:family="paragraph" style:parent-style-name="Standard">
      <style:text-properties fo:color="#c9211e" loext:opacity="100%" officeooo:rsid="00197dcb" officeooo:paragraph-rsid="0003079d"/>
    </style:style>
    <style:style style:name="P80" style:family="paragraph" style:parent-style-name="Standard">
      <style:text-properties officeooo:rsid="003aafe4" officeooo:paragraph-rsid="003aafe4"/>
    </style:style>
    <style:style style:name="T1" style:family="text">
      <style:text-properties officeooo:rsid="001a2d40"/>
    </style:style>
    <style:style style:name="T2" style:family="text">
      <style:text-properties officeooo:rsid="001dcd7b"/>
    </style:style>
    <style:style style:name="T3" style:family="text">
      <style:text-properties officeooo:rsid="0017a017"/>
    </style:style>
    <style:style style:name="T4" style:family="text">
      <style:text-properties officeooo:rsid="001c0979"/>
    </style:style>
    <style:style style:name="T5" style:family="text">
      <style:text-properties fo:color="#ff0000" loext:opacity="100%" officeooo:rsid="00197dcb"/>
    </style:style>
    <style:style style:name="T6" style:family="text">
      <style:text-properties fo:color="#ff0000" loext:opacity="100%" fo:font-weight="normal" style:font-weight-asian="normal" style:font-weight-complex="normal"/>
    </style:style>
    <style:style style:name="T7" style:family="text">
      <style:text-properties fo:color="#ff0000" loext:opacity="100%" fo:font-weight="normal" officeooo:rsid="0023468d" style:font-weight-asian="normal" style:font-weight-complex="normal"/>
    </style:style>
    <style:style style:name="T8" style:family="text">
      <style:text-properties fo:color="#ff0000" loext:opacity="100%" fo:font-weight="normal" officeooo:rsid="00270069" style:font-weight-asian="normal" style:font-weight-complex="normal"/>
    </style:style>
    <style:style style:name="T9" style:family="text">
      <style:text-properties fo:color="#ff0000" loext:opacity="100%" fo:font-weight="normal" officeooo:rsid="0019da02" style:font-weight-asian="normal" style:font-weight-complex="normal"/>
    </style:style>
    <style:style style:name="T10" style:family="text">
      <style:text-properties officeooo:rsid="00197dcb"/>
    </style:style>
    <style:style style:name="T11" style:family="text">
      <style:text-properties fo:color="#000000" loext:opacity="100%"/>
    </style:style>
    <style:style style:name="T12" style:family="text">
      <style:text-properties fo:color="#000000" loext:opacity="100%" officeooo:rsid="001c0979"/>
    </style:style>
    <style:style style:name="T13" style:family="text">
      <style:text-properties fo:color="#000000" loext:opacity="100%" officeooo:rsid="00197dcb"/>
    </style:style>
    <style:style style:name="T14" style:family="text">
      <style:text-properties fo:color="#000000" loext:opacity="100%" officeooo:rsid="00117cd9"/>
    </style:style>
    <style:style style:name="T15" style:family="text">
      <style:text-properties fo:color="#000000" loext:opacity="100%" officeooo:rsid="0014ca24"/>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1c0979" style:font-weight-asian="normal" style:font-weight-complex="normal"/>
    </style:style>
    <style:style style:name="T18" style:family="text">
      <style:text-properties fo:color="#000000" loext:opacity="100%" fo:font-weight="normal" officeooo:rsid="0019da02" style:font-weight-asian="normal" style:font-weight-complex="normal"/>
    </style:style>
    <style:style style:name="T19" style:family="text">
      <style:text-properties fo:color="#000000" loext:opacity="100%" fo:font-weight="normal" officeooo:rsid="000baf0a" style:font-weight-asian="normal" style:font-weight-complex="normal"/>
    </style:style>
    <style:style style:name="T20" style:family="text">
      <style:text-properties fo:color="#000000" loext:opacity="100%" fo:font-weight="normal" officeooo:rsid="000d797d" style:font-weight-asian="normal" style:font-weight-complex="normal"/>
    </style:style>
    <style:style style:name="T21" style:family="text">
      <style:text-properties fo:color="#000000" loext:opacity="100%" fo:font-weight="normal" officeooo:rsid="0023468d" style:font-weight-asian="normal" style:font-weight-complex="normal"/>
    </style:style>
    <style:style style:name="T22" style:family="text">
      <style:text-properties fo:color="#000000" loext:opacity="100%" fo:font-weight="normal" officeooo:rsid="00270069" style:font-weight-asian="normal" style:font-weight-complex="normal"/>
    </style:style>
    <style:style style:name="T23" style:family="text">
      <style:text-properties fo:color="#000000" loext:opacity="100%" fo:font-weight="normal" officeooo:rsid="00319ada" style:font-weight-asian="normal" style:font-weight-complex="normal"/>
    </style:style>
    <style:style style:name="T24" style:family="text">
      <style:text-properties fo:color="#000000" loext:opacity="100%" officeooo:rsid="0023468d"/>
    </style:style>
    <style:style style:name="T25" style:family="text">
      <style:text-properties fo:color="#000000" loext:opacity="100%" officeooo:rsid="00270069"/>
    </style:style>
    <style:style style:name="T26" style:family="text">
      <style:text-properties fo:color="#c9211e" loext:opacity="100%"/>
    </style:style>
    <style:style style:name="T27" style:family="text">
      <style:text-properties fo:color="#c9211e" loext:opacity="100%" officeooo:rsid="001c0979"/>
    </style:style>
    <style:style style:name="T28" style:family="text">
      <style:text-properties fo:color="#c9211e" loext:opacity="100%" officeooo:rsid="00197dcb"/>
    </style:style>
    <style:style style:name="T29" style:family="text">
      <style:text-properties fo:color="#c9211e" loext:opacity="100%" officeooo:rsid="001dcd7b"/>
    </style:style>
    <style:style style:name="T30" style:family="text">
      <style:text-properties fo:color="#c9211e" loext:opacity="100%" officeooo:rsid="00117cd9"/>
    </style:style>
    <style:style style:name="T31" style:family="text">
      <style:text-properties fo:color="#c9211e" loext:opacity="100%" fo:font-weight="normal" officeooo:rsid="000d797d" style:font-weight-asian="normal" style:font-weight-complex="normal"/>
    </style:style>
    <style:style style:name="T32" style:family="text">
      <style:text-properties fo:color="#c9211e" loext:opacity="100%" officeooo:rsid="00361b15"/>
    </style:style>
    <style:style style:name="T33" style:family="text">
      <style:text-properties fo:font-style="italic"/>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officeooo:rsid="00077383"/>
    </style:style>
    <style:style style:name="T36" style:family="text">
      <style:text-properties officeooo:rsid="000fac02"/>
    </style:style>
    <style:style style:name="T37" style:family="text">
      <style:text-properties officeooo:rsid="00117cd9"/>
    </style:style>
    <style:style style:name="T38" style:family="text">
      <style:text-properties officeooo:rsid="001381bb"/>
    </style:style>
    <style:style style:name="T39" style:family="text">
      <style:text-properties officeooo:rsid="0013d67e"/>
    </style:style>
    <style:style style:name="T40" style:family="text">
      <style:text-properties officeooo:rsid="0013e480"/>
    </style:style>
    <style:style style:name="T41" style:family="text">
      <style:text-properties officeooo:rsid="0014ca24"/>
    </style:style>
    <style:style style:name="T42" style:family="text">
      <style:text-properties style:text-position="super 58%"/>
    </style:style>
    <style:style style:name="T43" style:family="text">
      <style:text-properties officeooo:rsid="0019b78f"/>
    </style:style>
    <style:style style:name="T44" style:family="text">
      <style:text-properties officeooo:rsid="0019da02"/>
    </style:style>
    <style:style style:name="T45" style:family="text">
      <style:text-properties officeooo:rsid="001a8667"/>
    </style:style>
    <style:style style:name="T46" style:family="text">
      <style:text-properties fo:font-weight="normal" officeooo:rsid="001c0979" style:font-weight-asian="normal" style:font-weight-complex="normal"/>
    </style:style>
    <style:style style:name="T47" style:family="text">
      <style:text-properties fo:font-weight="normal" officeooo:rsid="0019da02" style:font-weight-asian="normal" style:font-weight-complex="normal"/>
    </style:style>
    <style:style style:name="T48" style:family="text">
      <style:text-properties officeooo:rsid="001b2e53"/>
    </style:style>
    <style:style style:name="T49" style:family="text">
      <style:text-properties fo:font-weight="bold" officeooo:rsid="00197dcb" style:font-weight-asian="bold" style:font-weight-complex="bold"/>
    </style:style>
    <style:style style:name="T50" style:family="text">
      <style:text-properties fo:font-weight="bold" officeooo:rsid="001c4962" style:font-weight-asian="bold" style:font-weight-complex="bold"/>
    </style:style>
    <style:style style:name="T51" style:family="text">
      <style:text-properties officeooo:rsid="001dacd8"/>
    </style:style>
    <style:style style:name="T52" style:family="text">
      <style:text-properties officeooo:rsid="00212347"/>
    </style:style>
    <style:style style:name="T53" style:family="text">
      <style:text-properties officeooo:rsid="0024f84c"/>
    </style:style>
    <style:style style:name="T54" style:family="text">
      <style:text-properties officeooo:rsid="00270069"/>
    </style:style>
    <style:style style:name="T55" style:family="text">
      <style:text-properties officeooo:rsid="002ac034"/>
    </style:style>
    <style:style style:name="T56" style:family="text">
      <style:text-properties style:text-line-through-style="none" style:text-line-through-type="none" style:font-name="arial" fo:font-size="15pt" style:text-underline-style="none" fo:font-weight="normal" style:text-blinking="false"/>
    </style:style>
    <style:style style:name="T57" style:family="text">
      <style:text-properties style:text-line-through-style="none" style:text-line-through-type="none" style:font-name="arial" fo:font-size="15pt" style:text-underline-style="none" fo:font-weight="normal" officeooo:rsid="002c4fb2" style:text-blinking="false"/>
    </style:style>
    <style:style style:name="T58" style:family="text">
      <style:text-properties officeooo:rsid="002e8071"/>
    </style:style>
    <style:style style:name="T59" style:family="text">
      <style:text-properties officeooo:rsid="00324b3a"/>
    </style:style>
    <style:style style:name="T60" style:family="text">
      <style:text-properties fo:font-variant="normal" fo:text-transform="none" fo:color="#333333" loext:opacity="100%" style:font-name="Georgia" fo:font-size="13.5pt" fo:letter-spacing="normal" fo:font-style="normal" fo:font-weight="normal"/>
    </style:style>
    <style:style style:name="T61" style:family="text">
      <style:text-properties fo:font-variant="normal" fo:text-transform="none" fo:color="#333333" loext:opacity="100%" fo:letter-spacing="normal"/>
    </style:style>
    <style:style style:name="T62" style:family="text">
      <style:text-properties fo:font-variant="normal" fo:text-transform="none" fo:color="#004b83" loext:opacity="100%" style:font-name="Georgia" fo:font-size="13.5pt" fo:letter-spacing="normal" fo:font-style="normal" style:text-underline-style="solid" style:text-underline-width="auto" style:text-underline-color="font-color" fo:font-weight="normal" fo:background-color="#fcfcfc" loext:char-shading-value="0"/>
    </style:style>
    <style:style style:name="T63" style:family="text">
      <style:text-properties officeooo:rsid="00394847"/>
    </style:style>
    <style:style style:name="T64" style:family="text">
      <style:text-properties officeooo:rsid="003b1a9e"/>
    </style:style>
    <style:style style:name="T65"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terature Review</text:h>
      <text:h text:style-name="P10" text:outline-level="2">Marking Rubic for the Literature Review:</text:h>
      <table:table table:name="Table25" table:style-name="Table25">
        <table:table-column table:style-name="Table25.A"/>
        <table:table-row>
          <table:table-cell table:style-name="Table25.A1" office:value-type="string">
            <text:p text:style-name="P9"><text:span text:style-name="Strong_20_Emphasis">Scientific argument</text:span>: Quality of the background/ literature review, citations/ analysis/ justification for claims, quantity and quality of literature, justification for choice of software </text:p>
            <text:p text:style-name="P11"><text:tab/></text:p>
            <text:p text:style-name="P11">Every claim is supported by high-quality evidence or justification. Ideas are supported logically using different pieces of evidence. Excellent description of the<text:span text:style-name="T34"> pros and cons</text:span>, approach and choices. Ten or more pieces of relevant and high-quality literature referred to and used to clearly support a claim.  </text:p>
            <text:p text:style-name="P9"/>
            <text:p text:style-name="P5"><text:span text:style-name="T2">Harvard Referencing is Required – Used </text:span><text:a xlink:type="simple" xlink:href="https://www.zotero.org/styles/harvard-educational-review" text:style-name="Internet_20_link" text:visited-style-name="Visited_20_Internet_20_Link">Harvard Educational Review</text:a> <text:span text:style-name="T2">Base for Zotero</text:span></text:p>
          </table:table-cell>
        </table:table-row>
        <table:table-row>
          <table:table-cell table:style-name="Table25.A2" office:value-type="string">
            <text:p text:style-name="P9"/>
          </table:table-cell>
        </table:table-row>
      </table:table>
      <text:p text:style-name="P9"/>
      <text:p text:style-name="P9"><text:span text:style-name="Strong_20_Emphasis"><text:tab/></text:span></text:p>
      <text:h text:style-name="P4" text:outline-level="2">Nomenclature</text:h>
      <table:table table:name="Table24" table:style-name="Table24">
        <table:table-column table:style-name="Table24.A"/>
        <table:table-column table:style-name="Table24.B"/>
        <table:table-row>
          <table:table-cell table:style-name="Table24.A1" office:value-type="string">
            <text:p text:style-name="P3">Abbreviation</text:p>
          </table:table-cell>
          <table:table-cell table:style-name="Table24.B1" office:value-type="string">
            <text:p text:style-name="P6"/>
          </table:table-cell>
        </table:table-row>
        <table:table-row>
          <table:table-cell table:style-name="Table24.A2" office:value-type="string">
            <text:p text:style-name="P3">STLF</text:p>
          </table:table-cell>
          <table:table-cell table:style-name="Table24.B2" office:value-type="string">
            <text:p text:style-name="P3">Short <text:span text:style-name="T2">T</text:span>erm electrical <text:span text:style-name="T2">L</text:span>oad <text:span text:style-name="T2">F</text:span>orecasting</text:p>
          </table:table-cell>
        </table:table-row>
        <table:table-row>
          <table:table-cell table:style-name="Table24.A2" office:value-type="string">
            <text:p text:style-name="P18">ANN</text:p>
          </table:table-cell>
          <table:table-cell table:style-name="Table24.B2" office:value-type="string">
            <text:p text:style-name="P18">Artifical Neural Network</text:p>
          </table:table-cell>
        </table:table-row>
        <table:table-row>
          <table:table-cell table:style-name="Table24.A2" office:value-type="string">
            <text:p text:style-name="P41">LSTM</text:p>
          </table:table-cell>
          <table:table-cell table:style-name="Table24.B2" office:value-type="string">
            <text:p text:style-name="P41">Long Short-Term Memory</text:p>
          </table:table-cell>
        </table:table-row>
      </table:table>
      <text:p text:style-name="P2"/>
      <text:h text:style-name="P10" text:outline-level="2"><text:span text:style-name="Strong_20_Emphasis"/></text:h>
      <table:table table:name="Table2" table:style-name="Table2">
        <table:table-column table:style-name="Table2.A" table:number-columns-repeated="3"/>
        <table:table-column table:style-name="Table2.D"/>
        <table:table-row>
          <table:table-cell table:style-name="Table2.A1" office:value-type="string">
            <text:p text:style-name="P48">Section</text:p>
          </table:table-cell>
          <table:table-cell table:style-name="Table2.A1" office:value-type="string">
            <text:p text:style-name="P48">Task</text:p>
          </table:table-cell>
          <table:table-cell table:style-name="Table2.A1" office:value-type="string">
            <text:p text:style-name="P48">Decision</text:p>
          </table:table-cell>
          <table:table-cell table:style-name="Table2.D1" office:value-type="string">
            <text:p text:style-name="P48">Article Sour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9"><text:span text:style-name="Strong_20_Emphasis"/></text:p>
      <text:p text:style-name="P9"><text:span text:style-name="Strong_20_Emphasis"/></text:p>
      <text:p text:style-name="P12"><text:span text:style-name="Strong_20_Emphasis"/></text:p>
      <text:p text:style-name="P13"><text:span text:style-name="Strong_20_Emphasis"><text:span text:style-name="T52">Resources for diagram generation</text:span></text:span></text:p>
      <text:list xml:id="list4040567881" text:style-name="L1">
        <text:list-item>
          <text:p text:style-name="P66"><text:a xlink:type="simple" xlink:href="https://www.lucidchart.com/pages/" text:style-name="Internet_20_link" text:visited-style-name="Visited_20_Internet_20_Link"><text:span text:style-name="Strong_20_Emphasis">https://www.lucidchart.com/pages/</text:span></text:a><text:span text:style-name="Strong_20_Emphasis"> </text:span></text:p>
        </text:list-item>
        <text:list-item>
          <text:p text:style-name="P66"><text:a xlink:type="simple" xlink:href="https://app.diagrams.net/?src=about" text:style-name="Internet_20_link" text:visited-style-name="Visited_20_Internet_20_Link"><text:span text:style-name="Strong_20_Emphasis">https://app.diagrams.net/?src=about</text:span></text:a></text:p>
        </text:list-item>
        <text:list-item>
          <text:p text:style-name="P66"><text:a xlink:type="simple" xlink:href="https://creately.com/diagram/example/gvt0PxHTJ8L/neural-network-diagram#:~:text=Use%20Creately's%20easy%20online%20diagram,types%20of%20artificial%20intelligence%20systems" text:style-name="Internet_20_link" text:visited-style-name="Visited_20_Internet_20_Link"><text:span text:style-name="Strong_20_Emphasis">https://creately.com/diagram/example/gvt0PxHTJ8L/neural-network-diagram#:~:text=Use%20Creately's%20easy%20online%20diagram,types%20of%20artificial%20intelligence%20systems</text:span></text:a><text:span text:style-name="Strong_20_Emphasis">. </text:span></text:p>
        </text:list-item>
      </text:list>
      <text:p text:style-name="P13"><text:span text:style-name="Strong_20_Emphasis"/></text:p>
      <text:p text:style-name="P16"><text:span text:style-name="Strong_20_Emphasis"><text:span text:style-name="T53">“Document viewer” on Linux was good</text:span></text:span></text:p>
      <text:p text:style-name="P16"><text:span text:style-name="Strong_20_Emphasis"/></text:p>
      <text:p text:style-name="P15"><text:span text:style-name="Strong_20_Emphasis"><text:span text:style-name="T55">lag plots [Forecasting principals and practices] pg 2.7</text:span></text:span></text:p>
      <text:h text:style-name="P14" text:outline-level="3"><text:a xlink:type="simple" xlink:href="https://pandas.pydata.org/docs/reference/api/pandas.plotting.lag_plot.html" text:style-name="Internet_20_link" text:visited-style-name="Visited_20_Internet_20_Link"><text:span text:style-name="Strong_20_Emphasis">pandas.plotting.lag_plot </text:span></text:a><text:span text:style-name="Strong_20_Emphasis"><text:span text:style-name="T56"> </text:span></text:span><text:span text:style-name="Strong_20_Emphasis"><text:span text:style-name="T57">for python code</text:span></text:span></text:h>
      <text:p text:style-name="P15"><text:span text:style-name="Strong_20_Emphasis"/></text:p>
      <text:h text:style-name="P7" text:outline-level="2"><text:span text:style-name="T3">Draft </text:span>final:</text:h>
      <text:p text:style-name="P58">Brief Intro and motivation tie back to the research question:</text:p>
      <text:p text:style-name="P19"><text:span text:style-name="T3">T</text:span>his section reviews <text:span text:style-name="T3">literature </text:span><text:span text:style-name="T44">from both academic and industry sources,</text:span><text:span text:style-name="T3"> </text:span>regarding modelling applications to the task of STLF. <text:span text:style-name="T3">The research aims to inform, </text:span><text:span text:style-name="T2">guide and justify decision making and methodology in project areas such as </text:span><text:span text:style-name="T1">data collection, data handling, model selection and model evaluation</text:span><text:span text:style-name="T3">. </text:span><text:span text:style-name="T1">The </text:span><text:span text:style-name="T4">review aims to assist efforts in the development of a superior STLF </text:span><text:span text:style-name="T1">model than the one </text:span><text:span text:style-name="T4">currently in use</text:span><text:span text:style-name="T1">. </text:span><text:span text:style-name="T36">This application gains value as STFL plays a crucial role in </text:span><text:span text:style-name="T1">the management of energy systems, </text:span><text:span text:style-name="T38">with an improvement in STLF accuracy representing an enhancement to power systems reliability, efficiency and profitability. </text:span><text:span text:style-name="T5">(Andriopoulos et al., 2020)</text:span><text:span text:style-name="T10">.</text:span></text:p>
      <text:p text:style-name="P19"/>
      <text:p text:style-name="P19"/>
      <text:p text:style-name="P20">Factor affecting electrical load</text:p>
      <text:p text:style-name="P45"><text:span text:style-name="T11">For data selection, the project draws on </text:span><text:span text:style-name="T24">historical</text:span><text:span text:style-name="T11"> electrical load, temperature, and price data </text:span><text:span text:style-name="T25">(more precise definition of price data XX) which the literature <text:s/>overwhelming suggest are key model features</text:span><text:span text:style-name="T44"> (</text:span><text:span text:style-name="T46">electrical load, weather conditions, time and special event days</text:span><text:span text:style-name="T47">)</text:span><text:span text:style-name="T18">.</text:span><text:span text:style-name="T17"> <text:s/></text:span><text:span text:style-name="T6">(Houimli et al., 2020)</text:span><text:span text:style-name="T16">. </text:span><text:span text:style-name="T22">These variables also align with industry practices. I</text:span><text:span text:style-name="T18">nsight taken from AEMO (article reference) also utilises similar covariates (page number). Due to our time frame </text:span><text:span text:style-name="T22">and some accessibility issues to granular data, </text:span><text:span text:style-name="T21">some key variables will be excluded including</text:span><text:span text:style-name="T18">, </text:span><text:span text:style-name="T22">s</text:span><text:span text:style-name="T18">pecial event days, </text:span><text:span text:style-name="T22">humidity, <text:s/></text:span><text:span text:style-name="T18">HDD/CDD </text:span><text:span text:style-name="T23">and variables that track climate change</text:span><text:span text:style-name="T18">. </text:span><text:span text:style-name="T21">This exclusion also covers some of the socioeconomic factors identified by </text:span><text:span text:style-name="T9">Kavaklioglu et al. </text:span><text:span text:style-name="T8">i</text:span><text:span text:style-name="T7">ncluding </text:span><text:span text:style-name="T9">population, gross national product, imports, and exports. </text:span></text:p>
      <text:p text:style-name="P63"/>
      <text:p text:style-name="P62">[39] Kavaklioglu, K.; Ceylan, H.; Ozturk, H.K.; Canyurt, O.E. Modeling and prediction of Turkey’s electricity</text:p>
      <text:p text:style-name="P61">consumption using Artificial Neural Networks. Energy Convers. Manag. 2009, 50, 2719–2727. [CrossRef]</text:p>
      <text:p text:style-name="P61"/>
      <text:p text:style-name="P61"/>
      <text:p text:style-name="P28">[Insert the AEMO equation for STLF add a reference pg 22 of doc]</text:p>
      <text:p text:style-name="P61"/>
      <text:p text:style-name="P52"/>
      <text:p text:style-name="P52">Research demonstrated that integrating time-related data improves the performance of electricity forecasting algorithms [65].</text:p>
      <text:p text:style-name="P54"><text:span text:style-name="T43">[65] </text:span>Ramos, D.; Teixeira, B.; Faria, P.; Gomes, L.; Abrishambaf, O.; Vale, Z. Using diverse sensors in load forecasting in an office</text:p>
      <text:p text:style-name="P27">building to support energy management. Energy Rep. 2020, 6, 182–187. [CrossRef]</text:p>
      <text:p text:style-name="P61"/>
      <text:p text:style-name="P29"/>
      <text:p text:style-name="P22">EDA</text:p>
      <text:p text:style-name="P64"><text:span text:style-name="T16">For exploratory data analysis we similarly observed that electric load is </text:span><text:bookmark-start text:name="ZOTERO_BREF_Q3E5cw5e2j8111"/><text:span text:style-name="T19">(Javed et al., 2021)</text:span><text:bookmark-end text:name="ZOTERO_BREF_Q3E5cw5e2j8111"/><text:span text:style-name="T19"> <text:s/></text:span><text:span text:style-name="T16">load is greatly dependent on non-linear temporal and meteorological data </text:span><text:span text:style-name="T31">(holidays, humidity and temperature)</text:span><text:span text:style-name="T20">.</text:span><text:span text:style-name="T16">To uncover hidden data features they used techniques such as </text:span><text:span text:style-name="T20">auto-correlation plots, qqplots, box plots, </text:span><text:span text:style-name="T16">and heat maps</text:span><text:span text:style-name="T20">.</text:span></text:p>
      <text:p text:style-name="P31"/>
      <text:p text:style-name="P30"/>
      <text:p text:style-name="P29"/>
      <text:p text:style-name="P20">Types of models used historical and modern // Related Work</text:p>
      <text:p text:style-name="P49"><text:span text:style-name="T14">Traditionally </text:span><text:span text:style-name="T11">the task of forecasting has used statistical approaches and </text:span><text:span text:style-name="T15">rudimentary</text:span><text:span text:style-name="T11"> machine learning algorithms. Such approaches include </text:span><text:span text:style-name="T12">time series analysis, regression models and machine learning algorithms </text:span><text:span text:style-name="T5">(Gabaldón, 2021)</text:span><text:span text:style-name="T13">. </text:span></text:p>
      <text:p text:style-name="P32"/>
      <text:p text:style-name="P32"/>
      <text:p text:style-name="P32"><text:soft-page-break/></text:p>
      <text:p text:style-name="P25"><text:span text:style-name="T37">M</text:span>odern innovations <text:span text:style-name="T37">are centred on advanced data preparation techniques, deep learning methods, </text:span><text:span text:style-name="T45">hybrid models</text:span><text:span text:style-name="T37"> </text:span><text:span text:style-name="T39">and </text:span><text:span text:style-name="T45">generation of synthetic data [REFERENCE]</text:span><text:span text:style-name="T37">. </text:span><text:span text:style-name="T51">S</text:span><text:span text:style-name="T54">ome</text:span><text:span text:style-name="T51"> demonstrated include a </text:span><text:span text:style-name="T37"><text:s/>decomposition based LSTM model proposed by </text:span><text:span text:style-name="T10">Huang et al., 2021 </text:span><text:span text:style-name="T37">and combined models that integrate statistical methods with machine learning algorithms by</text:span><text:span text:style-name="T10"> Guo et al., 2020. </text:span></text:p>
      <text:p text:style-name="P25"><text:span text:style-name="T5">(Gabaldón, 2021)</text:span><text:span text:style-name="T10"> </text:span><text:span text:style-name="T36">provides some papers outlining other state of the art techniques of the time such as forecasting with convolution network that combines data augmentation techniques to artificially enlarge training data.</text:span></text:p>
      <text:p text:style-name="P24"/>
      <text:list xml:id="list2070470839" text:style-name="L2">
        <text:list-item>
          <text:p text:style-name="P67"><text:span text:style-name="T28">(Koukaras et al., 2024) </text:span><text:span text:style-name="T30">outlining work similar to modelling energy consumption for buildings using LSTM network with a gated recurrent unit (GRU)</text:span></text:p>
        </text:list-item>
        <text:list-item>
          <text:p text:style-name="P68"><text:span text:style-name="T12">Some examples included applying ANNs and SVMs to forecasting energy consumption in buildings </text:span><text:span text:style-name="T27">(</text:span><text:span text:style-name="T28">Ahmad et al., 2014) </text:span><text:span text:style-name="T27">and </text:span><text:span text:style-name="T29">using a Boosted NN to achieve </text:span><text:span text:style-name="T27">enhanced performance </text:span><text:span text:style-name="T28">(Khwaja et al., 2017).</text:span></text:p>
        </text:list-item>
      </text:list>
      <text:p text:style-name="P47"/>
      <text:p text:style-name="P57"/>
      <text:p text:style-name="P51">For this reason a range of different models will be engineered for the task <text:span text:style-name="T35">that will draw on existing evaluation metrics to select a priority model. </text:span></text:p>
      <text:p text:style-name="P56">Each candidate model has shown previous success in related works or are <text:span text:style-name="T54">viable for establishing a baseline</text:span>. <text:s/></text:p>
      <text:p text:style-name="P56">Selected modelling types are also selected with time constraints <text:span text:style-name="T48">and team skill sets </text:span>in mind.</text:p>
      <text:p text:style-name="P51"><text:span text:style-name="T35">The selected models include </text:span>X Y Z.</text:p>
      <text:p text:style-name="P51">//We will draw around temperature and price</text:p>
      <text:p text:style-name="P57"/>
      <text:p text:style-name="P57"/>
      <text:p text:style-name="P60">[a comparative analysis of machine learning a<text:span text:style-name="T59">p</text:span>p<text:span text:style-name="T59">roaches</text:span> for short-/long-term electricity load forecast in cyprus]</text:p>
      <text:p text:style-name="P59">Machine learning algorithms</text:p>
      <text:p text:style-name="P59">adaptive neural fuzzy inference system</text:p>
      <text:p text:style-name="P57"/>
      <text:p text:style-name="P57"/>
      <text:p text:style-name="P57"/>
      <text:p text:style-name="P53"/>
      <table:table table:name="Table1" table:style-name="Table1">
        <table:table-column table:style-name="Table1.A"/>
        <table:table-row>
          <table:table-cell table:style-name="Table1.A1" office:value-type="string">
            <text:p text:style-name="P46">Optimizing building short-term load forecasting: a comparative analysis of machine learning models</text:p>
            <text:p text:style-name="P36">use linear interpolation for missing weather data is common for time series data.</text:p>
            <text:p text:style-name="P36">Removed outliers but said they can arise from communication errors in data collection and storage or issues with data collection device. - to detect outliers they used statistical analysis to assess the deviation of median values from the mean as well as the difference between the 25<text:span text:style-name="T42">th</text:span> and 75<text:span text:style-name="T42">th</text:span> percentiles.</text:p>
            <text:p text:style-name="P34"/>
            <text:p text:style-name="P37">They replaced outliers in energy consumption data with 99.8<text:span text:style-name="T42">th</text:span> percentile of the energy consumption data</text:p>
            <text:p text:style-name="P37">They replaced outliers in weather data using 99<text:span text:style-name="T42">th</text:span> percentile of the data values – they did this because temperature is fundamentally related to energy consumption.</text:p>
            <text:p text:style-name="P37">They rescaled for ML algorithms for convergence and accuracy improvement. They used scikit-learn “StandardScaler”</text:p>
            <text:p text:style-name="P38"/>
            <text:p text:style-name="P55">visualising trends in 1hr resolution can enhance the comprehension of the data</text:p>
          </table:table-cell>
        </table:table-row>
      </table:table>
      <text:p text:style-name="P50"/>
      <text:p text:style-name="P50"/>
      <text:p text:style-name="P50"/>
      <text:p text:style-name="P44"><text:soft-page-break/>**5. Empirical Studies and Comparative Analyses**<text:line-break/> <text:s text:c="2"/>- Comparative analyses have been conducted to evaluate the performance of various machine learning models for short-term load forecasting, highlighting the strengths and limitations of each approach (Solyali, 2020; Javed et al., 2021).<text:line-break/> <text:s text:c="2"/>- Empirical studies have assessed the accuracy and robustness of forecasting models using real-world datasets, providing insights into the effectiveness of different methodologies (Rodrigues et al., 2023).</text:p>
      <text:p text:style-name="P44"/>
      <text:p text:style-name="P44"/>
      <text:p text:style-name="P72"/>
      <text:p text:style-name="P44"/>
      <text:p text:style-name="P74"><text:tab/>State of the art - Synthetic data articles</text:p>
      <text:p text:style-name="P78"><text:a xlink:type="simple" xlink:href="https://energyinformatics.springeropen.com/articles/10.1186/s42162-022-00214-7" text:style-name="Internet_20_link" text:visited-style-name="Visited_20_Internet_20_Link">https://energyinformatics.springeropen.com/articles/10.1186/s42162-022-00214-7</text:a></text:p>
      <text:p text:style-name="P80">[Boost short-term load forecasting … reference above]</text:p>
      <text:p text:style-name="P77">latent space based forecast enhancer LSFE a method that combines transfer learning and data augmentation to enhance STLF when training data is limited.</text:p>
      <text:p text:style-name="P70">LSFE trains a generative model on source data similar to the targe</text:p>
      <text:p text:style-name="P78"><text:span text:style-name="T32">one way to create data is to create slightly modified copies of existing data. Examples include applying noise to existing data and simple maniputation techniuqes such as rotation, permutation, jittering and scaling. Another way is to create similar synthetic data with generative moethods such as a conditional variational autoencoder (cVAE) </text:span><text:span text:style-name="T61"> </text:span><text:span text:style-name="T60">(Fan et al. </text:span><text:bookmark text:name="ref-link-section-d16455546e502"/><text:a xlink:type="simple" xlink:href="https://energyinformatics.springeropen.com/articles/10.1186/s42162-022-00214-7#ref-CR7" text:style-name="Internet_20_link" text:visited-style-name="Visited_20_Internet_20_Link"><text:span text:style-name="T62">2022</text:span></text:a><text:span text:style-name="T60">) </text:span></text:p>
      <text:p text:style-name="P44"/>
      <text:p text:style-name="P44"/>
      <text:p text:style-name="P71">A developing method is also the synthesis of artificial data using different techniques to overcome <text:span text:style-name="T64">the ‘cold start’ problem arising from the unavailability of training data</text:span>. </text:p>
      <text:p text:style-name="P71"><text:span text:style-name="T63">Because we have data spanning over 10years we will not seek to artificially generate data.</text:span></text:p>
      <text:p text:style-name="P44"/>
      <text:p text:style-name="P44"/>
      <text:p text:style-name="P44"/>
      <text:p text:style-name="P44"/>
      <text:p text:style-name="P39">Model Evaluation</text:p>
      <text:p text:style-name="P40"><text:span text:style-name="T12">Most articles reviewed (get a number) utilise multiple metrics for model assessment and include the</text:span><text:span text:style-name="T13"> </text:span><text:span text:style-name="T12">M</text:span><text:span text:style-name="T13">ean Absolute Percentage Error (MAPE) and Root Mean Squared Error (RMSE)</text:span><text:span text:style-name="T28"> </text:span><text:span text:style-name="T5">(Huang et al., 2021)</text:span><text:span text:style-name="T28">.</text:span></text:p>
      <text:p text:style-name="P44"/>
      <text:p text:style-name="P23"/>
      <text:p text:style-name="P21">Performance Measures</text:p>
      <text:list xml:id="list3608703850" text:style-name="L3">
        <text:list-item>
          <text:p text:style-name="P69">RMSE</text:p>
        </text:list-item>
        <text:list-item>
          <text:p text:style-name="P69">MAE</text:p>
        </text:list-item>
        <text:list-item>
          <text:p text:style-name="P69">R2</text:p>
        </text:list-item>
        <text:list-item>
          <text:p text:style-name="P69">CVRMSE – coefficient of variation of Root Mean Square Error</text:p>
        </text:list-item>
        <text:list-item>
          <text:p text:style-name="P69">NRMSE – Normalised RMSE</text:p>
        </text:list-item>
      </text:list>
      <text:p text:style-name="P23"/>
      <text:p text:style-name="P23"/>
      <text:p text:style-name="P26"><text:span text:style-name="T49">G</text:span><text:span text:style-name="T50">aps in Literature</text:span></text:p>
      <text:p text:style-name="P33">many papers go over just accuracy error metrics and don’t dive into actual costs of poor accuracy, a hypothetical might be that overestimating load resulting in extra generators being activated which would have its own associated cost. </text:p>
      <text:p text:style-name="P33"/>
      <text:p text:style-name="P35">Not many articles go over online machine learning algorithms, algorithms that train to real time data streams</text:p>
      <text:p text:style-name="P44"/>
      <text:p text:style-name="P44"><text:soft-page-break/></text:p>
      <text:p text:style-name="P42"><text:span text:style-name="T28">S</text:span><text:span text:style-name="T26">ome applications of interest include</text:span></text:p>
      <text:p text:style-name="P44">Data-driven prediction models have been developed for energy use forecasting of appliances in low-energy houses, employing techniques such as factor analysis and long short-term memory (LSTM) (Candanedo et al., 2017; Veeramsetty et al., 2021).</text:p>
      <text:p text:style-name="P44"/>
      <text:p text:style-name="P44">**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line-break/></text:p>
      <text:p text:style-name="P73">Challenges</text:p>
      <text:p text:style-name="P65">[<text:span text:style-name="T58">Reference: </text:span>Advances in electric power and energy systems: load and price forecasting]</text:p>
      <text:p text:style-name="P65">wind power forecasting</text:p>
      <text:p text:style-name="P65">photovoltaic and solar power forecasting</text:p>
      <text:p text:style-name="P65">marine currents for tidal, wave and river turbines</text:p>
      <text:p text:style-name="P76"/>
      <text:p text:style-name="P5"/>
      <text:h text:style-name="P8" text:outline-level="1"><text:span text:style-name="T41">N</text:span>otes on <text:span text:style-name="T2">Graphs/P</text:span>resentation <text:span text:style-name="T2">Ideas – Other papers Used </text:span></text:h>
      <text:p text:style-name="P2">When displaying results they highlighted there best performing models in the table with gray and dark grey backgrounds</text:p>
      <text:p text:style-name="P2"/>
      <text:p text:style-name="P17"/>
      <text:h text:style-name="Heading_20_1" text:outline-level="1"><text:span text:style-name="T40">B</text:span>iblography</text:h>
      <text:p text:style-name="Standard"/>
      <text:p text:style-name="P17">Ahmad, A. S., Hassan, M. Y., Abdullah, M. P., Rahman, H. A., Hussin, F., Abdullah, H., &amp; Saidur, R. (2014). A review on applications of ANN and SVM for building electrical energy consumption forecasting. <text:span text:style-name="T33">Renewable and Sustainable Energy Reviews</text:span>, <text:span text:style-name="T33">33</text:span>, 102–109. <text:a xlink:type="simple" xlink:href="https://doi.org/10.1016/j.rser.2014.01.069" text:style-name="Internet_20_link" text:visited-style-name="Visited_20_Internet_20_Link">https://doi.org/10.1016/j.rser.2014.01.069</text:a></text:p>
      <text:p text:style-name="P43">Andriopoulos, N., Magklaras, A., Birbas, A., Papalexopoulos, A., Valouxis, C., Daskalaki, S., Birbas, M., Housos, E., &amp; Papaioannou, G. P. (2020). Short Term Electric Load Forecasting Based on Data Transformation and Statistical Machine Learning. <text:span text:style-name="T33">Applied Sciences</text:span>, <text:span text:style-name="T33">11</text:span>(1), 158. <text:a xlink:type="simple" xlink:href="https://doi.org/10.3390/app11010158" text:style-name="Internet_20_link" text:visited-style-name="Visited_20_Internet_20_Link">https://doi.org/10.3390/app11010158</text:a></text:p>
      <text:p text:style-name="P43">Candanedo, L. M., Feldheim, V., &amp; Deramaix, D. (2017). Data driven prediction models of energy use of appliances in a low-energy house. <text:span text:style-name="T33">Energy and Buildings</text:span>, <text:span text:style-name="T33">140</text:span>, 81–97. <text:a xlink:type="simple" xlink:href="https://doi.org/10.1016/j.enbuild.2017.01.083" text:style-name="Internet_20_link" text:visited-style-name="Visited_20_Internet_20_Link">https://doi.org/10.1016/j.enbuild.2017.01.083</text:a></text:p>
      <text:p text:style-name="P43">Gabaldón, A. (2021). <text:span text:style-name="T33">Short-Term Load Forecasting 2019</text:span>. MDPI - Multidisciplinary Digital Publishing Institute.</text:p>
      <text:p text:style-name="P43">Gujjarlapudi, C. S., Sarkar, D., &amp; Gunturi, S. K. (2023). Data driven machine learning models for short‐term load forecasting considering electrical vehicle load. <text:span text:style-name="T33">Energy Storage</text:span>, <text:span text:style-name="T33">5</text:span>(7), e467. <text:a xlink:type="simple" xlink:href="https://doi.org/10.1002/est2.467" text:style-name="Internet_20_link" text:visited-style-name="Visited_20_Internet_20_Link">https://doi.org/10.1002/est2.467</text:a></text:p>
      <text:p text:style-name="P43">Guo, W., Che, L., Shahidehpour, M., &amp; Wan, X. (2021). Machine-Learning based methods in short-term load forecasting. <text:span text:style-name="T33">The Electricity Journal</text:span>, <text:span text:style-name="T33">34</text:span>(1), 106884. <text:a xlink:type="simple" xlink:href="https://doi.org/10.1016/j.tej.2020.106884" text:style-name="Internet_20_link" text:visited-style-name="Visited_20_Internet_20_Link">https://doi.org/10.1016/j.tej.2020.106884</text:a></text:p>
      <text:p text:style-name="P43">Houimli, R., Zmami, M., &amp; Ben-Salha, O. (2020). Short-term electric load forecasting in Tunisia using artificial neural networks. <text:span text:style-name="T33">Energy Systems</text:span>, <text:span text:style-name="T33">11</text:span>(2), 357–375. <text:a xlink:type="simple" xlink:href="https://doi.org/10.1007/s12667-019-00324-4" text:style-name="Internet_20_link" text:visited-style-name="Visited_20_Internet_20_Link">https://doi.org/10.1007/s12667-019-00324-4</text:a></text:p>
      <text:p text:style-name="P43"><text:soft-page-break/>Huang, J., Zhou, Z., Li, C., Liao, Z., &amp; Liu, P. X. (2021). A decomposition‐based multi‐time dimension long short‐term memory model for short‐term electric load forecasting. <text:span text:style-name="T33">IET Generation, Transmission &amp; Distribution</text:span>, <text:span text:style-name="T33">15</text:span>(24), 3459–3473. <text:a xlink:type="simple" xlink:href="https://doi.org/10.1049/gtd2.12265" text:style-name="Internet_20_link" text:visited-style-name="Visited_20_Internet_20_Link">https://doi.org/10.1049/gtd2.12265</text:a></text:p>
      <text:p text:style-name="P43">Jacob, M., Neves, C., &amp; Vukadinović Greetham, D. (2020). <text:span text:style-name="T33">Forecasting and assessing risk of individual electricity peaks</text:span>. Springer. <text:a xlink:type="simple" xlink:href="https://doi.org/10.1007/978-3-030-28669-9" text:style-name="Internet_20_link" text:visited-style-name="Visited_20_Internet_20_Link">https://doi.org/10.1007/978-3-030-28669-9</text:a></text:p>
      <text:p text:style-name="P43">Javed, U., Ijaz, K., Jawad, M., Ansari, E. A., Shabbir, N., Kütt, L., &amp; Husev, O. (2021). Exploratory Data Analysis Based Short-Term Electrical Load Forecasting: A Comprehensive Analysis. <text:span text:style-name="T33">Energies</text:span>, <text:span text:style-name="T33">14</text:span>(17), 5510. <text:a xlink:type="simple" xlink:href="https://doi.org/10.3390/en14175510" text:style-name="Internet_20_link" text:visited-style-name="Visited_20_Internet_20_Link">https://doi.org/10.3390/en14175510</text:a></text:p>
      <text:p text:style-name="P43">Khwaja, A. S., Zhang, X., Anpalagan, A., &amp; Venkatesh, B. (2017). Boosted neural networks for improved short-term electric load forecasting. <text:span text:style-name="T33">Electric Power Systems Research</text:span>, <text:span text:style-name="T33">143</text:span>, 431–437. <text:a xlink:type="simple" xlink:href="https://doi.org/10.1016/j.epsr.2016.10.067" text:style-name="Internet_20_link" text:visited-style-name="Visited_20_Internet_20_Link">https://doi.org/10.1016/j.epsr.2016.10.067</text:a></text:p>
      <text:p text:style-name="P43">Koukaras, P., Mustapha, A., Mystakidis, A., &amp; Tjortjis, C. (2024). Optimizing Building Short-Term Load Forecasting: A Comparative Analysis of Machine Learning Models. <text:span text:style-name="T33">Energies</text:span>, <text:span text:style-name="T33">17</text:span>(6), 1450. <text:a xlink:type="simple" xlink:href="https://doi.org/10.3390/en17061450" text:style-name="Internet_20_link" text:visited-style-name="Visited_20_Internet_20_Link">https://doi.org/10.3390/en17061450</text:a></text:p>
      <text:p text:style-name="P43">Malki, H. A., Karayiannis, N. B., &amp; Balasubramanian, M. (2004). Short‐term electric power load forecasting using feedforward neural networks. <text:span text:style-name="T33">Expert Systems</text:span>, <text:span text:style-name="T33">21</text:span>(3), 157–167. <text:a xlink:type="simple" xlink:href="https://doi.org/10.1111/j.1468-0394.2004.00272.x" text:style-name="Internet_20_link" text:visited-style-name="Visited_20_Internet_20_Link">https://doi.org/10.1111/j.1468-0394.2004.00272.x</text:a></text:p>
      <text:p text:style-name="P43">Metaxiotis, K., Kagiannas, A., Askounis, D., &amp; Psarras, J. (2003). Artificial intelligence in short term electric load forecasting: A state-of-the-art survey for the researcher. <text:span text:style-name="T33">Energy Conversion and Management</text:span>, <text:span text:style-name="T33">44</text:span>(9), 1525–1534. <text:a xlink:type="simple" xlink:href="https://doi.org/10.1016/S0196-8904(02)00148-6" text:style-name="Internet_20_link" text:visited-style-name="Visited_20_Internet_20_Link">https://doi.org/10.1016/S0196-8904(02)00148-6</text:a></text:p>
      <text:p text:style-name="P43">Nasr, G. E., Badr, E. A., &amp; Younes, M. R. (2002). Neural networks in forecasting electrical energy consumption: Univariate and multivariate approaches. <text:span text:style-name="T33">International Journal of Energy Research</text:span>, <text:span text:style-name="T33">26</text:span>(1), 67–78. <text:a xlink:type="simple" xlink:href="https://doi.org/10.1002/er.766" text:style-name="Internet_20_link" text:visited-style-name="Visited_20_Internet_20_Link">https://doi.org/10.1002/er.766</text:a></text:p>
      <text:p text:style-name="P43">Rodrigues, F., Cardeira, C., Calado, J. M. F., &amp; Melicio, R. (2023). Short-Term Load Forecasting of Electricity Demand for the Residential Sector Based on Modelling Techniques: A Systematic Review. <text:span text:style-name="T33">Energies</text:span>, <text:span text:style-name="T33">16</text:span>(10), 4098. <text:a xlink:type="simple" xlink:href="https://doi.org/10.3390/en16104098" text:style-name="Internet_20_link" text:visited-style-name="Visited_20_Internet_20_Link">https://doi.org/10.3390/en16104098</text:a></text:p>
      <text:p text:style-name="P43"><text:soft-page-break/>Solyali, D. (2020). A Comparative Analysis of Machine Learning Approaches for Short-/Long-Term Electricity Load Forecasting in Cyprus. <text:span text:style-name="T33">Sustainability</text:span>, <text:span text:style-name="T33">12</text:span>(9), 3612. <text:a xlink:type="simple" xlink:href="https://doi.org/10.3390/su12093612" text:style-name="Internet_20_link" text:visited-style-name="Visited_20_Internet_20_Link">https://doi.org/10.3390/su12093612</text:a></text:p>
      <text:p text:style-name="P43">Veeramsetty, V., Chandra, D. R., &amp; Salkuti, S. R. (2021). Short‐term electric power load forecasting using factor analysis and long short‐term memory for smart cities. <text:span text:style-name="T33">International Journal of Circuit Theory and Applications</text:span>, <text:span text:style-name="T33">49</text:span>(6), 1678–1703. <text:a xlink:type="simple" xlink:href="https://doi.org/10.1002/cta.2928" text:style-name="Internet_20_link" text:visited-style-name="Visited_20_Internet_20_Link">https://doi.org/10.1002/cta.2928</text:a></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roman"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13:59:22.697000000</meta:creation-date>
    <meta:generator>LibreOffice/7.3.7.2$Linux_X86_64 LibreOffice_project/30$Build-2</meta:generator>
    <dc:date>2024-04-11T15:09:27.197243285</dc:date>
    <meta:editing-duration>PT8H5M47S</meta:editing-duration>
    <meta:editing-cycles>42</meta:editing-cycles>
    <meta:document-statistic meta:table-count="4" meta:image-count="0" meta:object-count="0" meta:page-count="8" meta:paragraph-count="109" meta:word-count="1906" meta:character-count="13962" meta:non-whitespace-character-count="12141"/>
    <meta:user-defined meta:name="ZOTERO_BREF_Q3E5cw5e2j81_1">ZOTERO_ITEM CSL_CITATION {"citationID":"fCUArUON","properties":{"formattedCitation":"(Javed et al., 2021)","plainCitation":"(Javed et al., 2021)","noteIndex":0},"citationItems":[{"id":27,"uris":["http://zotero.org/users/14053107/items/KSQADPFL"],"itemData</meta:user-defined>
    <meta:user-defined meta:name="ZOTERO_BREF_Q3E5cw5e2j81_10">ily":"Ansari","given":"Ejaz A."},{"family":"Shabbir","given":"Noman"},{"family":"Kütt","given":"Lauri"},{"family":"Husev","given":"Oleksandr"}],"issued":{"date-parts":[["2021",9,3]]}}}],"schema":"https://github.com/citation-style-language/schema/raw/maste</meta:user-defined>
    <meta:user-defined meta:name="ZOTERO_BREF_Q3E5cw5e2j81_11">r/csl-citation.json"}</meta:user-defined>
    <meta:user-defined meta:name="ZOTERO_BREF_Q3E5cw5e2j81_2">":{"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PREF_1" meta:value-type="string">&lt;data data-version="3" zotero-version="6.0.36"&gt;&lt;session id="3MGdun64"/&gt;&lt;style id="http://www.zotero.org/styles/harvard-educational-review" hasBibliography="1" bibliographyStyleHasBeenSet="0"/&gt;&lt;prefs&gt;&lt;pref name="fieldType" value="Bookmark"/&gt;&lt;pref name="aut</meta:user-defined>
    <meta:user-defined meta:name="ZOTERO_PREF_2" meta:value-type="string">omaticJournalAbbreviations" value="true"/&gt;&lt;/prefs&gt;&lt;/data&gt;</meta:user-defined>
  </office:meta>
</office:document-meta>
</file>